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5.34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font-size-asian="10pt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fo:background-color="#ffffff"/>
    </style:style>
    <style:style style:name="T3" style:family="text"/>
    <style:style style:name="T2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4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<text:span text:style-name="T3">verifyDrugPriceComparision</text:span>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number-columns-repeated="117" table:default-cell-style-name="ce10"/>
        <table:table-column table:style-name="co7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2"><text:a xlink:href="https://dev-portal.icanbwell.com/">https://dev-portal.icanbwell.com</text:a></text:span></text:p>
          </table:table-cell>
          <table:table-cell table:style-name="ce8" office:value-type="string">
            <text:p><text:span text:style-name="T4"><text:a xlink:href="mailto:hitesh@yopmail.com">hitesh@yopmail.com</text:a></text:span>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5" office:value-type="string">
            <text:p>Text Note for Independent task</text:p>
          </table:table-cell>
          <table:table-cell table:style-name="ce16" table:number-columns-repeated="120"/>
          <table:table-cell table:style-name="ce17" table:number-columns-repeated="889"/>
        </table:table-row>
        <table:table-row table:style-name="ro3">
          <table:table-cell table:number-columns-repeated="3"/>
          <table:table-cell table:style-name="ce13"/>
          <table:table-cell table:number-columns-repeated="1011"/>
        </table:table-row>
        <table:table-row table:style-name="ro3">
          <table:table-cell table:style-name="ce7"/>
          <table:table-cell table:number-columns-repeated="1014"/>
        </table:table-row>
        <table:table-row table:style-name="ro3" table:number-rows-repeated="123">
          <table:table-cell table:number-columns-repeated="1015"/>
        </table:table-row>
        <table:table-row table:style-name="ro3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/11/2017</text:date>, <text:time>12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2:32:47</dc:date>
    <meta:creation-date>2014-12-16T16:26:20Z</meta:creation-date>
    <meta:editing-cycles>95</meta:editing-cycles>
    <meta:editing-duration>P1DT12H31M4S</meta:editing-duration>
    <meta:generator>OpenOffice/4.1.3$Unix OpenOffice.org_project/413m1$Build-9783</meta:generator>
    <meta:initial-creator>sakshi juneja</meta:initial-creator>
    <meta:document-statistic meta:table-count="2" meta:cell-count="16" meta:object-count="0"/>
  </office:meta>
</office:document-meta>
</file>